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09b51" officeooo:paragraph-rsid="00026ca6"/>
    </style:style>
    <style:style style:name="P2" style:family="paragraph" style:parent-style-name="Standard">
      <style:paragraph-properties fo:text-align="start" style:justify-single-word="false"/>
      <style:text-properties officeooo:rsid="00009b51" officeooo:paragraph-rsid="00025c9b"/>
    </style:style>
    <style:style style:name="P3" style:family="paragraph" style:parent-style-name="Standard">
      <style:paragraph-properties fo:text-align="start" style:justify-single-word="false"/>
      <style:text-properties officeooo:rsid="00009b51" officeooo:paragraph-rsid="00026ca6"/>
    </style:style>
    <style:style style:name="P4" style:family="paragraph" style:parent-style-name="Standard" style:list-style-name="L7">
      <style:paragraph-properties fo:text-align="start" style:justify-single-word="false"/>
      <style:text-properties officeooo:rsid="00009b51" officeooo:paragraph-rsid="00026ca6"/>
    </style:style>
    <style:style style:name="P5" style:family="paragraph" style:parent-style-name="Standard">
      <style:paragraph-properties fo:text-align="start" style:justify-single-word="false"/>
      <style:text-properties officeooo:rsid="00009b51" officeooo:paragraph-rsid="0003f7bf"/>
    </style:style>
    <style:style style:name="P6" style:family="paragraph" style:parent-style-name="Standard" style:list-style-name="L6">
      <style:paragraph-properties fo:line-height="150%" fo:text-align="start" style:justify-single-word="false"/>
      <style:text-properties officeooo:rsid="00009b51" officeooo:paragraph-rsid="00025c9b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9b51" officeooo:paragraph-rsid="00009b5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9b51" officeooo:paragraph-rsid="0003f7bf" style:font-weight-asian="bold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09b51" officeooo:paragraph-rsid="0003f7bf" style:font-weight-asian="bold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009b51" officeooo:paragraph-rsid="0003f7b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style:text-underline-style="solid" style:text-underline-width="auto" style:text-underline-color="font-color" fo:font-weight="bold" officeooo:rsid="00009b51" officeooo:paragraph-rsid="00009b51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009b51"/>
    </style:style>
    <style:style style:name="P13" style:family="paragraph" style:parent-style-name="Standard" style:list-style-name="L7">
      <style:paragraph-properties fo:text-align="start" style:justify-single-word="false"/>
      <style:text-properties officeooo:paragraph-rsid="00026ca6"/>
    </style:style>
    <style:style style:name="P14" style:family="paragraph" style:parent-style-name="Standard" style:list-style-name="L4">
      <style:paragraph-properties fo:text-align="start" style:justify-single-word="false"/>
      <style:text-properties officeooo:rsid="00025c9b" officeooo:paragraph-rsid="00025c9b"/>
    </style:style>
    <style:style style:name="P15" style:family="paragraph" style:parent-style-name="Standard" style:list-style-name="L5">
      <style:paragraph-properties fo:text-align="start" style:justify-single-word="false"/>
      <style:text-properties officeooo:rsid="00025c9b" officeooo:paragraph-rsid="00025c9b"/>
    </style:style>
    <style:style style:name="P16" style:family="paragraph" style:parent-style-name="Standard">
      <loext:graphic-properties draw:fill="none"/>
      <style:paragraph-properties fo:margin-left="0in" fo:margin-right="0in" fo:margin-top="0.1583in" fo:margin-bottom="0.1583in" loext:contextual-spacing="false" fo:text-align="start" style:justify-single-word="false" fo:text-indent="0in" style:auto-text-indent="false" fo:background-color="transparent"/>
      <style:text-properties officeooo:paragraph-rsid="0003f7bf"/>
    </style:style>
    <style:style style:name="P17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style:text-underline-style="solid" style:text-underline-width="auto" style:text-underline-color="font-color" fo:font-weight="bold" officeooo:paragraph-rsid="0003f7bf" style:font-weight-asian="bold" style:font-weight-complex="bold"/>
    </style:style>
    <style:style style:name="P18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officeooo:paragraph-rsid="00025c9b"/>
    </style:style>
    <style:style style:name="P19" style:family="paragraph" style:parent-style-name="Standard" style:list-style-name="L4">
      <style:paragraph-properties fo:margin-top="0.0398in" fo:margin-bottom="0.0398in" loext:contextual-spacing="false" fo:text-align="start" style:justify-single-word="false"/>
      <style:text-properties officeooo:rsid="00025c9b" officeooo:paragraph-rsid="00025c9b"/>
    </style:style>
    <style:style style:name="P20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officeooo:rsid="00009b51" officeooo:paragraph-rsid="00009b51"/>
    </style:style>
    <style:style style:name="P21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officeooo:rsid="00009b51" officeooo:paragraph-rsid="00025c9b"/>
    </style:style>
    <style:style style:name="P22" style:family="paragraph" style:parent-style-name="Standard">
      <style:paragraph-properties fo:margin-top="0in" fo:margin-bottom="0in" loext:contextual-spacing="false" fo:text-align="start" style:justify-single-word="false"/>
      <style:text-properties officeooo:rsid="00009b51" officeooo:paragraph-rsid="00009b51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09b51" style:font-weight-asian="normal" style:font-weight-complex="normal"/>
    </style:style>
    <style:style style:name="T4" style:family="text">
      <style:text-properties style:text-underline-style="none" fo:font-weight="normal" officeooo:rsid="00025c9b" style:font-weight-asian="normal" style:font-weight-complex="normal"/>
    </style:style>
    <style:style style:name="T5" style:family="text">
      <style:text-properties style:text-underline-style="none" fo:font-weight="normal" officeooo:rsid="00026ca6" style:font-weight-asian="normal" style:font-weight-complex="normal"/>
    </style:style>
    <style:style style:name="T6" style:family="text">
      <style:text-properties style:text-underline-style="none" fo:font-weight="normal" officeooo:rsid="0003f7bf" style:font-weight-asian="normal" style:font-weight-complex="normal"/>
    </style:style>
    <style:style style:name="T7" style:family="text">
      <style:text-properties style:text-underline-style="none" officeooo:rsid="00025c9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25c9b" style:font-weight-asian="normal" style:font-weight-complex="normal"/>
    </style:style>
    <style:style style:name="T10" style:family="text">
      <style:text-properties officeooo:rsid="00025c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Toate componentele procesorului MIPS16 din cadrum acestui proiect sunt functionale, nu am intampinat probleme.</text:p>
      <text:p text:style-name="Standard"><text:s text:c="5"/>Proiectul nu a fost testat pe placa dar modul lui de functionare a fost testat in simulator, iar valorile obtinute pentru iesirea "do" afisata pe ssd corespund celor din tabelul in care a fost realizata trasarea executiei. </text:p>
      <text:p text:style-name="Standard"/>
      <text:p text:style-name="P11">Instructiuni</text:p>
      <text:p text:style-name="P7"/>
      <text:p text:style-name="P9">1. <text:s/>SRA </text:p>
      <text:p text:style-name="P8"><text:span text:style-name="T5">-</text:span><text:span text:style-name="T6">&gt;</text:span><text:span text:style-name="T5"> Aceasta instructiune realizeaza deplasarea la dreapta cu h biti a valorii aflate in registrul $s</text:span></text:p>
      <text:list xml:id="list2731331522" text:style-name="L1">
        <text:list-item>
          <text:p text:style-name="P12"><text:span text:style-name="T3">Asamblare: <text:s/>SRA <text:s/>$d, $s, h</text:span></text:p>
        </text:list-item>
        <text:list-item>
          <text:p text:style-name="P20"><text:span text:style-name="T2">RTL: <text:s text:c="2"/>$d ← $t &gt;&gt;h</text:span></text:p>
        </text:list-item>
      </text:list>
      <text:p text:style-name="P22"><text:span text:style-name="T2"><text:s text:c="24"/>PC = PC+1;</text:span></text:p>
      <text:list xml:id="list387835646" text:style-name="L2">
        <text:list-item>
          <text:p text:style-name="P21"><text:span text:style-name="T2">Binar: <text:s/>B”000_</text:span><text:span text:style-name="T4">000_ttt_ddd_h_110</text:span><text:span text:style-name="T2">”</text:span></text:p>
        </text:list-item>
      </text:list>
      <text:p text:style-name="P2"><text:span text:style-name="T2"/></text:p>
      <text:p text:style-name="P9"><text:span text:style-name="T10">2. XOR</text:span></text:p>
      <text:p text:style-name="P5"><text:span text:style-name="T4"><text:s/>–</text:span><text:span text:style-name="T5">&gt; Instructiunea XOR este folosita pentru a salva in registrul destinatie ($d), valoarea obtinuta in urma operatiei logice “sau exclusiv” pe fiecare pereche de biti intre registrul $s, respectiv $t. </text:span></text:p>
      <text:list xml:id="list3226671570" text:style-name="L4">
        <text:list-item>
          <text:p text:style-name="P19"><text:span text:style-name="T2">Asamblare: <text:s/>XOR $d, $s, $t</text:span></text:p>
        </text:list-item>
        <text:list-item>
          <text:p text:style-name="P14"><text:span text:style-name="T2">RTL:</text:span><text:span text:style-name="T3"> <text:s/>$d ← $</text:span><text:span text:style-name="T2">s ^ $t</text:span></text:p>
        </text:list-item>
      </text:list>
      <text:p text:style-name="P2"><text:span text:style-name="T2"><text:s text:c="24"/>PC = PC+1;</text:span></text:p>
      <text:list xml:id="list1334743496" text:style-name="L5">
        <text:list-item>
          <text:p text:style-name="P15"><text:span text:style-name="T2">Binar: B”000_sss_ttt_ddd_h_000”</text:span></text:p>
        </text:list-item>
      </text:list>
      <text:p text:style-name="P7"><text:span text:style-name="T2"><text:s text:c="17"/></text:span></text:p>
      <text:p text:style-name="P9"><text:span text:style-name="T10">3</text:span>. <text:span text:style-name="T10">BGEZ</text:span></text:p>
      <text:p text:style-name="P10"><text:span text:style-name="T4">-</text:span><text:span text:style-name="T5">&gt; Verifica daca valoarea aflata in registrul $s este mai mare sau egala cu 0. In caz afirmativ, se sare peste urmatoarele “offset” instructiuni. </text:span></text:p>
      <text:list xml:id="list213020850402258" text:continue-list="list2731331522" text:style-name="L1">
        <text:list-item>
          <text:p text:style-name="P18"><text:span text:style-name="T3">Asamblare: <text:s/></text:span><text:span text:style-name="T5">BGEZ</text:span><text:span text:style-name="T3"> <text:s/>$s, </text:span><text:span text:style-name="T5">offset</text:span></text:p>
        </text:list-item>
        <text:list-item>
          <text:p text:style-name="P1"><text:span text:style-name="T2">RTL: <text:s text:c="2"/></text:span><text:span text:style-name="T5">If S &gt;= 0 </text:span></text:p>
        </text:list-item>
      </text:list>
      <text:p text:style-name="P3"><text:span text:style-name="T5"><text:s text:c="38"/>PC = PC+ 1+ SE(offset)</text:span></text:p>
      <text:p text:style-name="P3"><text:span text:style-name="T2"><text:s text:c="24"/></text:span><text:span text:style-name="T5">else</text:span></text:p>
      <text:p text:style-name="P3"><text:span text:style-name="T5"><text:s text:c="38"/></text:span><text:span text:style-name="T2">PC = PC+1;</text:span></text:p>
      <text:list xml:id="list3741340409" text:style-name="L6">
        <text:list-item>
          <text:p text:style-name="P6"><text:span text:style-name="T2">Binar: <text:s/>B”</text:span><text:span text:style-name="T5">100_sss</text:span><text:span text:style-name="T4">_</text:span><text:span text:style-name="T5">000_iiiiiii</text:span><text:span text:style-name="T2">”</text:span></text:p>
        </text:list-item>
      </text:list>
      <text:p text:style-name="P2"><text:span text:style-name="T2"/></text:p>
      <text:p text:style-name="P17"><text:span text:style-name="T10">4. BNE</text:span></text:p>
      <text:p text:style-name="P16"><text:span text:style-name="T6"><text:s text:c="2"/>-&gt; Modul de functionare al acestei instructiuni este asemanator cu cel al instructiunii BGEZ, <text:s text:c="17"/>diferenta fiind faptul ca, la aceasta instructiune, saltul se realizeaza in cazul in care valoarea din registrul s este diferita de cea din registrul t.</text:span></text:p>
      <text:list xml:id="list927008199" text:style-name="L7">
        <text:list-item>
          <text:p text:style-name="P13"><text:span text:style-name="T3">Asamblare: <text:s/></text:span><text:span text:style-name="T5">BNE</text:span><text:span text:style-name="T3"> <text:s/>$s, </text:span><text:span text:style-name="T5">$t,</text:span><text:span text:style-name="T3"> </text:span><text:span text:style-name="T5">offset</text:span></text:p>
        </text:list-item>
        <text:list-item>
          <text:p text:style-name="P4"><text:span text:style-name="T2">RTL: <text:s text:c="2"/></text:span><text:span text:style-name="T5">If S != t </text:span></text:p>
        </text:list-item>
      </text:list>
      <text:p text:style-name="P3"><text:span text:style-name="T5"><text:s text:c="38"/>PC = PC+ 1+ SE(offset)</text:span></text:p>
      <text:p text:style-name="P3"><text:span text:style-name="T2"><text:s text:c="24"/></text:span><text:span text:style-name="T5">else</text:span></text:p>
      <text:p text:style-name="P3"><text:span text:style-name="T5"><text:s text:c="38"/></text:span><text:span text:style-name="T2">PC = PC+1;</text:span></text:p>
      <text:list xml:id="list213020961364323" text:continue-numbering="true" text:style-name="L7">
        <text:list-item>
          <text:p text:style-name="P4"><text:span text:style-name="T2">Binar: <text:s/>B”</text:span><text:span text:style-name="T5">101_sss</text:span><text:span text:style-name="T4">_</text:span><text:span text:style-name="T5">ttt_iiiiiii</text:span><text:span text:style-name="T2">”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1-04-13T21:30:18.817000000</dc:date>
    <meta:editing-duration>PT14M29S</meta:editing-duration>
    <meta:editing-cycles>3</meta:editing-cycles>
    <meta:document-statistic meta:table-count="0" meta:image-count="0" meta:object-count="0" meta:page-count="1" meta:paragraph-count="32" meta:word-count="253" meta:character-count="1764" meta:non-whitespace-character-count="1236"/>
  </office:meta>
</office:document-meta>
</file>